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32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0pt" style:font-size-asian="26pt" style:font-size-complex="26pt"/>
    </style:style>
    <style:style style:name="P6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style:font-size-asian="44pt" style:font-size-complex="44pt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4pt" fo:font-style="italic" style:font-size-asian="32pt" style:font-style-asian="italic" style:font-size-complex="32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font-size="32pt" fo:font-style="italic" style:font-size-asian="44pt" style:font-style-asian="italic" style:font-size-complex="44pt" style:font-style-complex="italic"/>
    </style:style>
    <style:style style:name="T14" style:family="text">
      <style:text-properties fo:font-size="32pt" fo:font-style="normal" style:font-size-asian="44pt" style:font-style-asian="normal" style:font-size-complex="44pt" style:font-style-complex="normal"/>
    </style:style>
    <style:style style:name="T15" style:family="text">
      <style:text-properties fo:font-size="20pt" style:font-size-asian="26pt" style:font-size-complex="26pt"/>
    </style:style>
    <style:style style:name="T16" style:family="text">
      <style:text-properties style:text-position="-33% 58%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26pt" style:font-size-asian="36pt" style:font-size-complex="36pt"/>
    </style:style>
    <style:style style:name="T2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2">f</text:span>(<text:span text:style-name="T2">x</text:span>,<text:span text:style-name="T2">y</text:span>) bezüglich der Variablen <text:span text:style-name="T2">y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 text:style-name="P1"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2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2">H</text:span> identisch sind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2" draw:layer="layout" svg:width="25.199cm" svg:height="4.498cm" svg:x="1.4cm" svg:y="0.341cm" presentation:class="title" presentation:user-transformed="true">
          <draw:text-box>
            <text:p text:style-name="P2"><text:span text:style-name="T3">Was ist die Idee des Routh-Formalismus? Wie hängt die Routh- mit der Hamilton-Funktion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elcher Hamilton-Funktion unterliegt die Bewegung eines Teilchens der Masse </text:span><text:span text:style-name="T4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4" draw:layer="layout" svg:width="25.199cm" svg:height="4.027cm" svg:x="1.4cm" svg:y="0.575cm" presentation:class="title" presentation:user-transformed="true">
          <draw:text-box>
            <text:p text:style-name="P4"><text:span text:style-name="T5">Formulieren Sie die Hamilton-Funktionen in Zylinder- und in Kugelkoordinaten für ein Teilchen der Masse </text:span><text:span text:style-name="T6">m</text:span><text:span text:style-name="T5">, das einer konservativen Kraft, aber keinen Zwangsbedingungen unterliegt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2">modifizierten Hamilton’schen Prinzip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2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orin sehen Sie charakteristische Unterschiede zwischen dem </text:span><text:span text:style-name="T4">ursprünglichen</text:span><text:span text:style-name="T1"> und dem </text:span><text:span text:style-name="T4">modifizierten Hamilton’schen Prinzip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2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2">Prinzip der kleinsten Wirkung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2">Fermat’sche Prinzip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 versteht man unter dem <text:span text:style-name="T2">Prinzip der kürzesten Ankunft</text:span>, was unter dem <text:span text:style-name="T2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2">Prinzip der kleinsten Wirkung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2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2">Ereignisraum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2">Ereignisbahn</text:span> des linearen, harmonischen Oszillator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2">Phasenbahn</text:span> des linearen, harmonischen Oszillator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2">Zustand ψ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elche Minimalinformation wird benötigt, um sämtliche mechanischen Eigenschaften eines allgemeinen </text:span><text:span text:style-name="T4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arum muss die Zeitentwicklung eines Zustands <text:span text:style-name="T8">ψ</text:span> aus einer Differentialgleichung erster Ordnung fol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9">q</text:span><text:span text:style-name="T7">(</text:span><text:span text:style-name="T2">t </text:span><text:span text:style-name="T7">)</text:span> eines mechanischen Systems noch kein <text:span text:style-name="T2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Formulieren Sie die Bewegungsgleichung einer beliebigen Phasenfunktion <text:span text:style-name="T2">f</text:span> (<text:span text:style-name="T9">q</text:span>, <text:span text:style-name="T9">p</text:span>, <text:span text:style-name="T2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9">q</text:span>, <text:span text:style-name="T9">p</text:span>) ab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2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2" draw:layer="layout" svg:width="25.199cm" svg:height="4.498cm" svg:x="1.4cm" svg:y="0.341cm" presentation:class="title" presentation:user-transformed="true">
          <draw:text-box>
            <text:p text:style-name="P2"><text:span text:style-name="T3">Wie kann man die Poisson-Klammer benutzen, um zu sehen, dass </text:span><text:span text:style-name="T10">F</text:span><text:span text:style-name="T11"> </text:span><text:span text:style-name="T3">(</text:span><text:span text:style-name="T12">q</text:span><text:span text:style-name="T3">, </text:span><text:span text:style-name="T12">p</text:span><text:span text:style-name="T3">, </text:span><text:span text:style-name="T13">t</text:span><text:span text:style-name="T14"> </text:span><text:span text:style-name="T3">) ein Integral der Bewegung darstell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2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5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5.002cm" svg:x="1.4cm" svg:y="0.089cm" presentation:class="title" presentation:user-transformed="true">
          <draw:text-box>
            <text:p>Sind durch die generalisierten Koordinaten <text:span text:style-name="T2">q</text:span><text:span text:style-name="T16">1</text:span>,...,<text:span text:style-name="T2">q</text:span><text:span text:style-name="T17">S</text:span> die generalisierten Impulse <text:span text:style-name="T18">p</text:span><text:span text:style-name="T17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2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6" draw:layer="layout" svg:width="25.199cm" svg:height="4.384cm" svg:x="1.4cm" svg:y="0.398cm" presentation:class="title" presentation:user-transformed="true">
          <draw:text-box>
            <text:p text:style-name="P6"><text:span text:style-name="T19">Nennen Sie im Zusammenhang mit dem modifizierten Hamilton’schen Prinzip ein erstes Kriterium dafür, dass eine Phasentransformation (</text:span><text:span text:style-name="T20">q</text:span><text:span text:style-name="T19">, </text:span><text:span text:style-name="T20">p</text:span><text:span text:style-name="T19">) −→ (¯</text:span><text:span text:style-name="T20">q</text:span><text:span text:style-name="T19">, ¯</text:span><text:span text:style-name="T20">p</text:span><text:span text:style-name="T19">) kanonisch ist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2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2">Erzeugende</text:span> vermittelt eine identische Transformatio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2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 passiert bei der <text:span text:style-name="T2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7T18:52:44.625000000</dc:date>
    <meta:document-statistic meta:object-count="298"/>
  </office:meta>
</office:document-meta>
</file>